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.42cm" fo:margin-bottom="0.35cm"/>
      <style:text-properties fo:font-size="10pt"/>
    </style:style>
    <style:style style:name="T1" style:family="text">
      <style:text-properties style:text-position="super 58%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D tutorial</text:p>
          </draw:text-box>
        </draw:frame>
        <draw:frame presentation:style-name="pr2" draw:layer="layout" svg:width="25.199cm" svg:height="13.609cm" svg:x="1.4cm" svg:y="5.039cm" presentation:class="subtitle">
          <draw:text-box>
            <text:p>Lysozyme in vacu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Get initial data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scp -r <text:a xlink:href="mailto:guest@veda.cnb.csic.es">guest@veda.cnb.csic.es</text:a>:vacuo .</text:p>
                <text:list>
                  <text:list-item>
                    <text:p>There is an space and a dot at the end</text:p>
                  </text:list-item>
                </text:list>
              </text:list-item>
              <text:list-item>
                <text:p>cd vacuo</text:p>
              </text:list-item>
              <text:list-item>
                <text:p>Visualize the protein with rasmol</text:p>
                <text:list>
                  <text:list-item>
                    <text:p>rasmol 1aki.pdb</text:p>
                  </text:list-item>
                </text:list>
              </text:list-item>
              <text:list-item>
                <text:p>You may also try to visualize it using spdbv and chimera</text:p>
                <text:list>
                  <text:list-item>
                    <text:p>spdbv 1aki.pdb</text:p>
                  </text:list-item>
                  <text:list-item>
                    <text:p>chimera 1aki.pdb</text:p>
                  </text:list-item>
                  <text:list-item>
                    <text:p>Highlight Glu35, Asp52, Gln57, Trp108 (active s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repare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db2gmx -h</text:p>
              </text:list-item>
              <text:list-item>
                <text:p>Pdb2gmx -f 1aki.pdb -o 1aki.gro -p 1aki.top</text:p>
                <text:list>
                  <text:list-item>
                    <text:p>Use Gromos96 43a1</text:p>
                  </text:list-item>
                  <text:list-item>
                    <text:p>Ls</text:p>
                    <text:list>
                      <text:list-item>
                        <text:p>Original PDB</text:p>
                      </text:list-item>
                      <text:list-item>
                        <text:p>Gromacs coordinates</text:p>
                      </text:list-item>
                      <text:list-item>
                        <text:p>Topology file</text:p>
                      </text:list-item>
                      <text:list-item>
                        <text:p>posres.itp (restrains)</text:p>
                      </text:list-item>
                    </text:list>
                  </text:list-item>
                  <text:list-item>
                    <text:p>Look into 1aki.gro and 1aki.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inimize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The structure may be strained due to </text:p>
                <text:list>
                  <text:list-item>
                    <text:p>Cleanup (new H)</text:p>
                  </text:list-item>
                  <text:list-item>
                    <text:p>Strain in the chain</text:p>
                  </text:list-item>
                  <text:list-item>
                    <text:p>Steric clashes...</text:p>
                  </text:list-item>
                </text:list>
              </text:list-item>
              <text:list-item>
                <text:p>Generate input .tpr for the simulation:</text:p>
                <text:list>
                  <text:list-item>
                    <text:p>Grompp -h</text:p>
                  </text:list-item>
                  <text:list-item>
                    <text:p>See minim.mdp</text:p>
                  </text:list-item>
                  <text:list-item>
                    <text:p>grompp -f minim.mdp -c aki.gro -p aki.top -o input.tpr </text:p>
                  </text:list-item>
                  <text:list-item>
                    <text:p>Mdrun -nice 0 -v -s input.tpr -o minim_traj.trr -c minimized.gro -e minim_ener.edr</text:p>
                  </text:list-item>
                  <text:list-item>
                    <text:p>g_energy -f minim_ener.edr -o minim_ener.xvg</text:p>
                  </text:list-item>
                  <text:list-item>
                    <text:p>Xmgrace minim_ener.xv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rivial M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e fullmd.mdp</text:p>
              </text:list-item>
              <text:list-item>
                <text:p>Prepare input .tpr file</text:p>
                <text:list>
                  <text:list-item>
                    <text:p>grompp -f fullmd.mdp -c minimized.gro -p aki.top -o fullmd.tpr </text:p>
                  </text:list-item>
                </text:list>
              </text:list-item>
              <text:list-item>
                <text:p>Run simulation</text:p>
                <text:list>
                  <text:list-item>
                    <text:p>mdrun -nice 0 -v -s fullmd.tpr -o md_traj.trr -x md_traj.xtc -c md_final.gro -e md_ener.edr</text:p>
                  </text:list-item>
                  <text:list-item>
                    <text:p>XTC file contains trajectory in a compact form</text:p>
                  </text:list-item>
                </text:list>
              </text:list-item>
              <text:list-item>
                <text:p>Wa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alysis</text:p>
          </draw:text-box>
        </draw:frame>
        <draw:frame presentation:style-name="pr5" draw:layer="layout" svg:width="25.199cm" svg:height="15.9cm" svg:x="1.4cm" svg:y="4cm" presentation:class="outline" presentation:user-transformed="true">
          <draw:text-box>
            <text:list text:style-name="L3">
              <text:list-item>
                <text:p>Visualize trajectory using chimera</text:p>
              </text:list-item>
              <text:list-item>
                <text:p>Compare final and initial structures</text:p>
                <text:list>
                  <text:list-item>
                    <text:p>Gconfrms -f1 1aki.pdb -f2 md_final.gro</text:p>
                    <text:list>
                      <text:list-item>
                        <text:p>Choose group 4 both times</text:p>
                      </text:list-item>
                      <text:list-item>
                        <text:p>Rasmol fit.pdb</text:p>
                        <text:list>
                          <text:list-item>
                            <text:p>Colours -&gt; Chain</text:p>
                          </text:list-item>
                          <text:list-item>
                            <text:p>Display -&gt; Backbone</text:p>
                          </text:list-item>
                        </text:list>
                      </text:list-item>
                    </text:list>
                  </text:list-item>
                  <text:list-item>
                    <text:p>Calculate RMSD</text:p>
                    <text:list>
                      <text:list-item>
                        <text:p>g_rms <text:s/>-s fullmd.tpr -f md_traj.xtc -dt 10</text:p>
                      </text:list-item>
                      <text:list-item>
                        <text:p>Uses full input and trajectory, choose backbone (4) both times</text:p>
                      </text:list-item>
                      <text:list-item>
                        <text:p>Display rmsd.xvg graph with xmg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alysis (cont)</text:p>
          </draw:text-box>
        </draw:frame>
        <draw:frame presentation:style-name="pr5" draw:layer="layout" svg:width="25.199cm" svg:height="15cm" svg:x="1.4cm" svg:y="4.5cm" presentation:class="outline" presentation:user-transformed="true">
          <draw:text-box>
            <text:list text:style-name="L3">
              <text:list-item>
                <text:p>Check changes in secondary structure over time: DSSP</text:p>
                <text:list>
                  <text:list-item>
                    <text:p>You need to register, get and install dssp from <text:a xlink:href="ftp://ftp.cmbi.ru.nl/pub/molbio/software">ftp.cmbi.ru.nl/pub/molbio/software</text:a></text:p>
                  </text:list-item>
                  <text:list-item>
                    <text:p>do_dssp -s fullmd.tpr -f md_traj.xtc -dt 10</text:p>
                  </text:list-item>
                  <text:list-item>
                    <text:p>(dt: write every 10<text:span text:style-name="T1">th</text:span> frame)</text:p>
                  </text:list-item>
                  <text:list-item>
                    <text:p>Generates an XPM graphic file</text:p>
                  </text:list-item>
                  <text:list-item>
                    <text:p>See with 'xv' or 'display'</text:p>
                  </text:list-item>
                  <text:list-item>
                    <text:p>Generate a PS printout file</text:p>
                    <text:list>
                      <text:list-item>
                        <text:p>xpm2ps -f ss.xpm -o ss.eps</text:p>
                      </text:list-item>
                      <text:list-item>
                        <text:p>xpsview ss.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imulation in solvent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Let's get started: use Lysozyme again</text:p>
                <text:list>
                  <text:list-item>
                    <text:p>scp -r <text:a xlink:href="mailto:guest@veda.cnb.csic.es">guest@veda.cnb.csic.es</text:a>:lyso_sol</text:p>
                  </text:list-item>
                  <text:list-item>
                    <text:p>cd lyso_sol</text:p>
                  </text:list-item>
                  <text:list-item>
                    <text:p>Open URL (cat URL, copy paste on browser)</text:p>
                  </text:list-item>
                  <text:list-item>
                    <text:p>Visualize file (rasmol spdbv, chimera, pymol...)</text:p>
                  </text:list-item>
                  <text:list-item>
                    <text:p>Prepare input file:</text:p>
                    <text:list>
                      <text:list-item>
                        <text:p>Open PDB file 1aki.pdb on any text editor</text:p>
                      </text:list-item>
                      <text:list-item>
                        <text:p>Check for MISSING entries</text:p>
                      </text:list-item>
                      <text:list-item>
                        <text:p>Remove every atom after TER</text:p>
                      </text:list-item>
                      <text:list-item>
                        <text:p>This will be needed much later. Alternately you may try to run the simulation with 1aki and when it fails correct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repare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db2gmx -f 1AKI.pdb -o 1AKI_processed.gro -water spce</text:p>
                <text:list>
                  <text:list-item>
                    <text:p>Use all-atom OPLS FF (5)</text:p>
                  </text:list-item>
                </text:list>
              </text:list-item>
              <text:list-item>
                <text:p>Note the output.</text:p>
              </text:list-item>
              <text:list-item>
                <text:p>Look into topol.top</text:p>
              </text:list-item>
              <text:list-item>
                <text:p>The solvent will be water using the SPC/E model (others are TIP3P, TIP4P, SPC...)</text:p>
                <text:p/>
              </text:list-item>
            </text:list>
          </draw:text-box>
        </draw:frame>
        <draw:frame draw:style-name="gr2" draw:text-style-name="P1" draw:layer="layout" svg:width="7.864cm" svg:height="0.646cm" svg:x="3.675cm" svg:y="5.101cm">
          <draw:text-box>
            <text:p text:style-name="P1">-f 1AKI.pdb -o 1AKI_processed.gro -water spce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Define solvation box</text:p>
          </draw:text-box>
        </draw:frame>
        <draw:frame presentation:style-name="pr5" draw:layer="layout" svg:width="25.199cm" svg:height="15.086cm" svg:x="1.5cm" svg:y="4.914cm" presentation:class="outline" presentation:user-transformed="true">
          <draw:text-box>
            <text:list text:style-name="L3">
              <text:list-item>
                <text:p>editconf -f 1AKI_processed.gro -o 1AKI_newbox.gro -c -d 1.0 -bt cubic</text:p>
                <text:list>
                  <text:list-item>
                    <text:p>Set molecule in a cubic box with edges at least 1.0nm from the protein which will be in the center.</text:p>
                  </text:list-item>
                  <text:list-item>
                    <text:p>A molecule must NOT see its periodic image in PBC: the margins around the protein are very important.</text:p>
                  </text:list-item>
                </text:list>
              </text:list-item>
              <text:list-item>
                <text:p>genbox -cp 1AKI_newbox.gro -cs spc216.gro -o 1AKI_solv.gro -p topol.top</text:p>
                <text:list>
                  <text:list-item>
                    <text:p>Use standard 216 water molecules box bundled with GROMACS</text:p>
                  </text:list-item>
                  <text:list-item>
                    <text:p>Check topol.top again (see bott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dding ions</text:p>
          </draw:text-box>
        </draw:frame>
        <draw:frame presentation:style-name="pr5" draw:layer="layout" svg:width="25.199cm" svg:height="15.586cm" svg:x="1.4cm" svg:y="4.914cm" presentation:class="outline" presentation:user-transformed="true">
          <draw:text-box>
            <text:list text:style-name="L3">
              <text:list-item>
                <text:p>Remember output of pdb2gmx? We had some charges (+8).</text:p>
                <text:list>
                  <text:list-item>
                    <text:p>We will cancel them out</text:p>
                  </text:list-item>
                </text:list>
              </text:list-item>
              <text:list-item>
                <text:p>Genion substitutes water molecules by ions</text:p>
                <text:list>
                  <text:list-item>
                    <text:p>Requires a TPR file assembled by grompp</text:p>
                  </text:list-item>
                  <text:list-item>
                    <text:p>Check out ion.mdp</text:p>
                  </text:list-item>
                  <text:list-item>
                    <text:p>grompp -f ions.mdp -c 1AKI_solv.gro -p topol.top -o ions.tpr</text:p>
                  </text:list-item>
                  <text:list-item>
                    <text:p>genion -s ions.tpr -o 1AKI_solv_ions.gro -p topol.top -pname NA+ -nname CL- -nn 8</text:p>
                    <text:list>
                      <text:list-item>
                        <text:p>Use group 12, SOL</text:p>
                      </text:list-item>
                      <text:list-item>
                        <text:p>You could use -conc and -neutral to add any ions need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inimiz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heck out minim.mdp</text:p>
                <text:list>
                  <text:list-item>
                    <text:p>Various minimization methods are available: Steepest descent, Newton's, BFSGA, Conjugate Gradient.</text:p>
                  </text:list-item>
                  <text:list-item>
                    <text:p>Prepare TPR input file</text:p>
                  </text:list-item>
                  <text:list-item>
                    <text:p>grompp -f minim.mdp -c 1AKI_solv_ions.gro -p topol.top -o em.tpr</text:p>
                  </text:list-item>
                  <text:list-item>
                    <text:p>mdrun -v -deffnm em</text:p>
                    <text:list>
                      <text:list-item>
                        <text:p>Be verbose and generate default file names from inpu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erif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heck evolution of potential energy</text:p>
                <text:list>
                  <text:list-item>
                    <text:p>10⁵ – 10⁶ depending on system size and water</text:p>
                  </text:list-item>
                  <text:list-item>
                    <text:p>g_energy -f em.edr -o potential.xvg</text:p>
                    <text:list>
                      <text:list-item>
                        <text:p>Select 10 (Potential Energy)</text:p>
                      </text:list-item>
                      <text:list-item>
                        <text:p>Visualize with xmgrace potential.xvg</text:p>
                      </text:list-item>
                    </text:list>
                  </text:list-item>
                </text:list>
              </text:list-item>
              <text:list-item>
                <text:p>Check maximum force convergence to criteria (emtol=1000KJ/mol n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olvent Equilibration (NV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olvent was optimized separately, we want to orientate it around the protein at the target temperature.</text:p>
                <text:list>
                  <text:list-item>
                    <text:p>Allow solvent to move freely around the protein</text:p>
                  </text:list-item>
                  <text:list-item>
                    <text:p>Restrain protein position using posre.itp</text:p>
                  </text:list-item>
                  <text:list-item>
                    <text:p>Run in NVT (canonical, isothermal-isochoric): V is constant but the box may deform</text:p>
                  </text:list-item>
                  <text:list-item>
                    <text:p>Goal is to estabilize temperature (50-100ps)</text:p>
                  </text:list-item>
                  <text:list-item>
                    <text:p>grompp -f nvt.mdp -c em.gro -p topol.top -o nvt.tpr</text:p>
                  </text:list-item>
                  <text:list-item>
                    <text:p>mdrun -deffnm nvt</text:p>
                    <text:list>
                      <text:list-item>
                        <text:p>V-rescale is a weak-coupling Berendsen derived thermostat</text:p>
                      </text:list-item>
                      <text:list-item>
                        <text:p>Pressure coupling is not appl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alys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heck a stable temperature has been reached</text:p>
              </text:list-item>
              <text:list-item>
                <text:p>g_energy -f nvt.edr</text:p>
                <text:list>
                  <text:list-item>
                    <text:p>13, 0 (temperature)</text:p>
                  </text:list-item>
                  <text:list-item>
                    <text:p>Xmgrace nvt.xvg</text:p>
                  </text:list-item>
                </text:list>
              </text:list-item>
              <text:list-item>
                <text:p>If temperature is not stable, additional steps of NVT equilibration are requi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ull Equilibration (NPT)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We have estabilized temperature. Now we need to estabilize Pressure and adjust density (NPT)</text:p>
                <text:list>
                  <text:list-item>
                    <text:p>Couple pressure control</text:p>
                  </text:list-item>
                  <text:list-item>
                    <text:p>Use Parrinello-Rahman barostat</text:p>
                  </text:list-item>
                  <text:list-item>
                    <text:p>Continue from end point of previous run</text:p>
                    <text:list>
                      <text:list-item>
                        <text:p>Hence no need to assign initial velocities</text:p>
                      </text:list-item>
                      <text:list-item>
                        <text:p>Use trajectory from previous run</text:p>
                      </text:list-item>
                    </text:list>
                  </text:list-item>
                  <text:list-item>
                    <text:p>grompp -f npt.mdp -c nvt.gro -t nvt.trr -p topol.top -o npt.tpr</text:p>
                  </text:list-item>
                  <text:list-item>
                    <text:p>mdrun -deffnm npt</text:p>
                  </text:list-item>
                  <text:list-item>
                    <text:p>g_energy -f npt.edr -o pressure.xvg</text:p>
                    <text:list>
                      <text:list-item>
                        <text:p>14 (pressure)</text:p>
                      </text:list-item>
                    </text:list>
                  </text:list-item>
                  <text:list-item>
                    <text:p>g_energy -f npt.edr -o density.xvg</text:p>
                    <text:list>
                      <text:list-item>
                        <text:p>20 (dens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roduction M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ntinue from previous (npt) run</text:p>
                <text:list>
                  <text:list-item>
                    <text:p>This time we can also use the EDR file</text:p>
                  </text:list-item>
                  <text:list-item>
                    <text:p>grompp -f md.mdp -c npt.gro -t npt.trr -e npt.edr -p topol.top -o md_0_1.tpr</text:p>
                  </text:list-item>
                  <text:list-item>
                    <text:p>mdrun -deffnm md_0_1</text:p>
                    <text:list>
                      <text:list-item>
                        <text:p>mpirun -np <text:span text:style-name="T2">X</text:span> mdrun_mpi -deffnm md_0_1</text:p>
                      </text:list-item>
                      <text:list-item>
                        <text:p>Qsub -q queuename script</text:p>
                      </text:list-item>
                    </text:list>
                  </text:list-item>
                </text:list>
              </text:list-item>
              <text:list-item>
                <text:p>Wait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alys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rjconv -s md_0_1.tpr -f md_0_1.xtc -o md_0_1_noPBC.xtc -pbc mol -ur compact</text:p>
                <text:list>
                  <text:list-item>
                    <text:p>(select 0). Correct trajectory to avoid diffusion quirks and save in md_0_1_noPBC.xtc</text:p>
                  </text:list-item>
                </text:list>
              </text:list-item>
              <text:list-item>
                <text:p>Check backbone estability (RMS) wrt minimized</text:p>
                <text:list>
                  <text:list-item>
                    <text:p>g_rms -s md_0_1.tpr -f md_0_1_noPBC.xtc -o rmsd.xvg -tu ns</text:p>
                  </text:list-item>
                </text:list>
              </text:list-item>
              <text:list-item>
                <text:p>Check against original PDB</text:p>
                <text:list>
                  <text:list-item>
                    <text:p>g_rms -s em.tpr -f md_0_1_noPBC.xtc -o rmsd_xtal.xvg -tu ns</text:p>
                  </text:list-item>
                </text:list>
              </text:list-item>
              <text:list-item>
                <text:p>Check compactness with radius of gyration</text:p>
                <text:list>
                  <text:list-item>
                    <text:p>g_gyrate -s md_0_1.tpr -f md_0_1_noPBC.xtc -o gyrate.xv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9T22:44:39</meta:creation-date>
    <meta:editing-duration>PT02H41M32S</meta:editing-duration>
    <meta:editing-cycles>20</meta:editing-cycles>
    <dc:date>2010-06-30T01:26:02</dc:date>
    <meta:generator>OpenOffice.org/3.0$Linux OpenOffice.org_project/300m15$Build-9379</meta:gener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